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2010000007C0000007CEE95949D3C0A26AF.png" manifest:media-type="image/png"/>
  <manifest:file-entry manifest:full-path="Pictures/1000000000000020000000204B249CA79A42C6D7.png" manifest:media-type="image/png"/>
  <manifest:file-entry manifest:full-path="Pictures/1000050600000CDA00000CDA243FD9CAAD8872E5.svg" manifest:media-type="image/svg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447cm" fo:min-width="4.665cm"/>
    </style:style>
    <style:style style:name="gr3" style:family="graphic" style:parent-style-name="standard">
      <style:graphic-properties draw:fill="solid" draw:fill-color="#dde8cb" draw:textarea-horizontal-align="justify" draw:textarea-vertical-align="middle" draw:auto-grow-height="false" fo:min-height="0.597cm" fo:min-width="2.368cm"/>
    </style:style>
    <style:style style:name="gr4" style:family="graphic" style:parent-style-name="standard">
      <style:graphic-properties draw:fill="solid" draw:fill-color="#ffffd7" draw:textarea-horizontal-align="justify" draw:textarea-vertical-align="top" draw:auto-grow-height="false" fo:min-height="1.87cm" fo:min-width="1.825cm"/>
    </style:style>
    <style:style style:name="gr5" style:family="graphic" style:parent-style-name="standard">
      <style:graphic-properties draw:fill="solid" draw:fill-color="#ffd8ce" draw:textarea-horizontal-align="justify" draw:textarea-vertical-align="middle" draw:auto-grow-height="false" fo:min-height="0.597cm" fo:min-width="1.96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1cm" fo:min-width="0cm"/>
    </style:style>
    <style:style style:name="gr8" style:family="graphic" style:parent-style-name="standard">
      <style:graphic-properties svg:stroke-color="#3465a4" draw:marker-start="Symmetric_20_Arrow" draw:marker-start-width="0.305cm" draw:marker-end="" draw:textarea-vertical-align="middle"/>
    </style:style>
    <style:style style:name="gr9" style:family="graphic" style:parent-style-name="standard">
      <style:graphic-properties draw:fill="solid" draw:fill-color="#bf819e" draw:textarea-horizontal-align="justify" draw:textarea-vertical-align="middle" draw:auto-grow-height="false" fo:min-height="0.51cm" fo:min-width="3.3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4cm" fo:min-width="0cm"/>
    </style:style>
    <style:style style:name="P1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solid" draw:fill-color="#dde8cb"/>
      <style:paragraph-properties fo:text-align="center"/>
      <style:text-properties fo:font-size="15pt" fo:font-style="italic" style:font-size-asian="15pt" style:font-style-asian="italic" style:font-size-complex="15pt" style:font-style-complex="italic"/>
    </style:style>
    <style:style style:name="P5" style:family="paragraph">
      <loext:graphic-properties draw:fill="solid" draw:fill-color="#ffffd7"/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="solid" draw:fill-color="#ffd8ce"/>
      <style:paragraph-properties fo:text-align="center"/>
      <style:text-properties fo:font-size="15pt" style:font-size-asian="15pt" style:font-size-complex="15pt"/>
    </style:style>
    <style:style style:name="P7" style:family="paragraph">
      <loext:graphic-properties draw:fill="none" draw:fill-color="#ffffff"/>
      <style:text-properties fo:color="#ffffff" fo:font-size="9pt" style:font-size-asian="15pt" style:font-size-complex="15pt"/>
    </style:style>
    <style:style style:name="P8" style:family="paragraph">
      <loext:graphic-properties draw:fill="none" draw:fill-color="#ffffff"/>
      <style:text-properties fo:font-size="15pt" style:font-size-asian="15pt" style:font-size-complex="15pt"/>
    </style:style>
    <style:style style:name="P9" style:family="paragraph">
      <style:paragraph-properties fo:text-align="center"/>
      <style:text-properties fo:font-size="15pt" style:font-size-asian="15pt" style:font-size-complex="15pt"/>
    </style:style>
    <style:style style:name="P10" style:family="paragraph">
      <loext:graphic-properties draw:fill="solid" draw:fill-color="#bf819e"/>
      <style:paragraph-properties fo:text-align="center"/>
      <style:text-properties fo:font-size="15pt" style:font-size-asian="15pt" style:font-size-complex="15pt"/>
    </style:style>
    <style:style style:name="P11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fo:font-style="italic" style:font-size-asian="13pt" style:font-style-asian="italic" style:font-size-complex="13pt" style:font-style-complex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925cm" svg:height="8.128cm" svg:x="4.14cm" svg:y="-0.124cm">
          <draw:image xlink:href="Pictures/1000050600000CDA00000CDA243FD9CAAD8872E5.svg" xlink:type="simple" xlink:show="embed" xlink:actuate="onLoad" loext:mime-type="image/svg+xml">
            <text:p text:style-name="P2"><text:span text:style-name="T1"/></text:p>
          </draw:image>
          <draw:image xlink:href="Pictures/100002010000007C0000007CEE95949D3C0A26AF.png" xlink:type="simple" xlink:show="embed" xlink:actuate="onLoad" loext:mime-type="image/png"/>
        </draw:frame>
        <draw:custom-shape draw:style-name="gr2" draw:text-style-name="P3" draw:layer="layout" svg:width="5.347cm" svg:height="1.879cm" svg:x="5.94cm" svg:y="1.553cm">
          <text:p text:style-name="P2"><text:span text:style-name="T1">NGIN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.958cm" svg:height="0.937cm" svg:x="8.329cm" svg:y="5.024cm">
          <text:p text:style-name="P2"><text:span text:style-name="T2">W</text:span><text:span text:style-name="T2">i</text:span><text:span text:style-name="T2">r</text:span><text:span text:style-name="T2">e</text:span><text:span text:style-name="T2">G</text:span><text:span text:style-name="T2">u</text:span><text:span text:style-name="T2">a</text:span><text:span text:style-name="T2">r</text:span><text:span text:style-name="T2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53cm" svg:height="2.348cm" svg:x="5.94cm" svg:y="3.867cm">
          <text:p text:style-name="P2"><text:span text:style-name="T3">eth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553cm" svg:height="0.937cm" svg:x="5.94cm" svg:y="5.024cm">
          <text:p text:style-name="P2"><text:span text:style-name="T3">wg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4.367cm" svg:height="0.806cm" svg:x="0.508cm" svg:y="4.239cm">
          <draw:text-box>
            <text:p><text:span text:style-name="T4">208.217.112.65 / 24</text:span></text:p>
          </draw:text-box>
        </draw:frame>
        <draw:frame draw:style-name="gr7" draw:text-style-name="P8" draw:layer="layout" svg:width="3.013cm" svg:height="0.725cm" svg:x="0.508cm" svg:y="5.59cm">
          <draw:text-box>
            <text:p><text:span text:style-name="T4">10.0.0.1 / 24</text:span></text:p>
          </draw:text-box>
        </draw:frame>
        <draw:ellipse draw:style-name="gr8" draw:text-style-name="P9" draw:layer="layout" svg:width="5.54cm" svg:height="2.698cm" draw:transform="skewX (-0.0651007810993885) rotate (-2.77542257652138) translate (7.659cm 4.183cm)" draw:kind="arc" draw:start-angle="355.62" draw:end-angle="122.59">
          <text:p text:style-name="P2"><text:span text:style-name="T1"/></text:p>
        </draw:ellipse>
        <draw:custom-shape draw:style-name="gr9" draw:text-style-name="P10" draw:layer="layout" svg:width="3.81cm" svg:height="0.76cm" svg:x="3.54cm" svg:y="2.037cm">
          <text:p text:style-name="P2"><text:span text:style-name="T1"/>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1" draw:layer="layout" svg:width="2.951cm" svg:height="1.199cm" svg:x="1.389cm" svg:y="0.978cm">
          <draw:text-box>
            <text:p text:style-name="P2"><text:span text:style-name="T5">From Phone</text:span></text:p>
            <text:p text:style-name="P2"><text:span text:style-name="T4">10.0.0.3</text:span></text:p>
          </draw:text-box>
        </draw:frame>
        <draw:frame draw:style-name="gr11" draw:text-style-name="P11" draw:layer="layout" svg:width="2.37cm" svg:height="1.199cm" svg:x="13.24cm" svg:y="2.935cm">
          <draw:text-box>
            <text:p text:style-name="P2"><text:span text:style-name="T5">To House</text:span></text:p>
            <text:p text:style-name="P2"><text:span text:style-name="T4">10.0.0.2</text:span></text:p>
          </draw:text-box>
        </draw:frame>
        <draw:custom-shape draw:style-name="gr9" draw:text-style-name="P10" draw:layer="layout" svg:width="3.81cm" svg:height="0.76cm" svg:x="10.152cm" svg:y="2.037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8" draw:text-style-name="P9" draw:layer="layout" svg:width="5.203cm" svg:height="2.027cm" draw:transform="skewX (-0.281347075421486) rotate (-2.77961136672617) translate (7.683cm 5.299cm)" draw:kind="arc" draw:start-angle="355.62" draw:end-angle="122.59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gradient-step-count="0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33cm" fo:margin-bottom="0.33cm" fo:margin-left="0.33cm" fo:margin-right="0.33cm" fo:page-width="15.875cm" fo:page-height="7.87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9T22:07:34.521197822</meta:creation-date>
    <dc:date>2020-03-12T09:57:00.087831567</dc:date>
    <meta:editing-duration>PT13H47M33S</meta:editing-duration>
    <meta:editing-cycles>7</meta:editing-cycles>
    <meta:generator>LibreOffice/6.1.5.2$Linux_x86 LibreOffice_project/10$Build-2</meta:generator>
    <meta:document-statistic meta:object-count="13"/>
  </office:meta>
</office:document-meta>
</file>